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ef7623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marker-start="Arrow" draw:fill="solid" draw:fill-color="#ef7623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="solid" draw:fill-color="#808080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c0c0c0" draw:textarea-horizontal-align="justify" draw:textarea-vertical-align="middle" draw:auto-grow-height="false" fo:min-height="0cm" fo:min-width="0cm"/>
    </style:style>
    <style:style style:name="gr5" style:family="graphic" style:parent-style-name="objectwithoutfill">
      <style:graphic-properties svg:stroke-color="#008000" draw:marker-start="Arrow" draw:marker-start-width="0.305cm" draw:marker-end="Arrow" draw:marker-end-width="0.3cm" draw:fill="none" draw:textarea-vertical-align="middle"/>
    </style:style>
    <style:style style:name="gr6" style:family="graphic" style:parent-style-name="objectwithoutfill">
      <style:graphic-properties svg:stroke-color="#008000" draw:marker-start="" draw:marker-end="Arrow" draw:marker-end-width="0.3cm" draw:fill="none" draw:textarea-vertical-align="middle"/>
    </style:style>
    <style:style style:name="gr7" style:family="graphic" style:parent-style-name="objectwithoutfill">
      <style:graphic-properties svg:stroke-color="#008000" draw:marker-start="Arrow" draw:marker-start-width="0.305cm" draw:marker-end="" draw:marker-end-width="0.3cm" draw:fill="none" draw:textarea-vertical-align="middle"/>
    </style:style>
    <style:style style:name="gr8" style:family="graphic" style:parent-style-name="objectwithoutfill">
      <style:graphic-properties draw:marker-start="" draw:marker-end="Arrow" draw:marker-end-width="0.3cm" draw:fill="none" draw:textarea-vertical-align="middle"/>
    </style:style>
    <style:style style:name="gr9" style:family="graphic" style:parent-style-name="objectwithoutfill">
      <style:graphic-properties svg:stroke-color="#ff0000" draw:marker-start="Arrow" draw:marker-start-width="0.3cm" draw:marker-end="" draw:marker-end-width="0.3cm" draw:fill="none" draw:textarea-vertical-align="middle"/>
    </style:style>
    <style:style style:name="gr10" style:family="graphic" style:parent-style-name="objectwithoutfill">
      <style:graphic-properties svg:stroke-color="#ff0000" draw:marker-start="" draw:marker-end="Arrow" draw:marker-end-width="0.3cm" draw:fill="none" draw:textarea-vertical-align="middle"/>
    </style:style>
    <style:style style:name="gr11" style:family="graphic" style:parent-style-name="objectwithoutfill">
      <style:graphic-properties svg:stroke-color="#000000" draw:marker-start="" draw:marker-end="Arrow" draw:marker-end-width="0.3cm" draw:fill="none" draw:textarea-vertical-align="middle"/>
    </style:style>
    <style:style style:name="gr12" style:family="graphic" style:parent-style-name="objectwithoutfill">
      <style:graphic-properties draw:marker-start="" draw:marker-start-width="0.3cm" draw:marker-end="Arrow" draw:marker-end-width="0.3cm" draw:fill="none" draw:textarea-vertical-align="middle"/>
    </style:style>
    <style:style style:name="gr13" style:family="graphic" style:parent-style-name="standard">
      <style:graphic-properties draw:marker-start="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16pt" style:font-size-asian="16pt" style:font-size-complex="16pt"/>
    </style:style>
    <style:style style:name="T1" style:family="text">
      <style:text-properties fo:font-size="1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ff0000" fo:font-size="16pt" style:font-size-asian="16pt" style:font-size-complex="16pt"/>
    </style:style>
    <style:style style:name="T4" style:family="text">
      <style:text-properties fo:color="#000000" fo:font-size="16pt" style:font-size-asian="16pt" style:font-size-complex="16pt"/>
    </style:style>
    <style:style style:name="T5" style:family="text">
      <style:text-properties fo:color="#008000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8" draw:id="id8" draw:layer="layout" svg:width="4.572cm" svg:height="1.27cm" svg:x="22.599cm" svg:y="9.199cm">
          <draw:glue-point draw:id="4" svg:x="2.375cm" svg:y="5cm"/>
          <draw:glue-point draw:id="5" svg:x="-3.25cm" svg:y="5.015cm"/>
          <text:p text:style-name="P1"><text:span text:style-name="T1">xivo-sysconf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2" draw:id="id12" draw:layer="layout" svg:width="4.572cm" svg:height="1.27cm" svg:x="16.927cm" svg:y="3.999cm">
          <text:p text:style-name="P1"><text:span text:style-name="T1">xivo-confge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7" draw:id="id7" draw:layer="layout" svg:width="4.572cm" svg:height="1.27cm" svg:x="14.527cm" svg:y="15.729cm">
          <text:p text:style-name="P1"><text:span text:style-name="T1">xivo-conf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9" draw:id="id9" draw:layer="layout" svg:width="4.572cm" svg:height="1.27cm" svg:x="23.679cm" svg:y="15.729cm">
          <text:p text:style-name="P1"><text:span text:style-name="T1">web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5" draw:id="id5" draw:layer="layout" svg:width="4.572cm" svg:height="1.27cm" svg:x="6.027cm" svg:y="11.999cm">
          <draw:glue-point draw:id="4" svg:x="-3.311cm" svg:y="5cm"/>
          <text:p text:style-name="P1"><text:span text:style-name="T1">xivo-prov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" draw:id="id2" draw:layer="layout" svg:width="4.572cm" svg:height="1.27cm" svg:x="5.999cm" svg:y="10.147cm">
          <draw:glue-point draw:id="4" svg:x="2.356cm" svg:y="5cm"/>
          <draw:glue-point draw:id="5" svg:x="-2.549cm" svg:y="5cm"/>
          <draw:glue-point draw:id="6" svg:x="-5cm" svg:y="3.283cm"/>
          <draw:glue-point draw:id="7" svg:x="-4.997cm" svg:y="-2.22cm"/>
          <text:p text:style-name="P1"><text:span text:style-name="T1">xivo-cti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4" draw:id="id4" draw:layer="layout" svg:width="4.572cm" svg:height="1.27cm" svg:x="5.999cm" svg:y="6.701cm">
          <draw:glue-point draw:id="4" svg:x="-2.375cm" svg:y="-5.007cm"/>
          <text:p text:style-name="P1"><text:span text:style-name="T1">xivo-ag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" draw:id="id3" draw:layer="layout" svg:width="4.572cm" svg:height="1.27cm" svg:x="6.027cm" svg:y="8.377cm">
          <text:p text:style-name="P1"><text:span text:style-name="T1">xivo-ami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xml:id="id1" draw:id="id1">
          <draw:glue-point draw:id="4" svg:x="-4.299cm" svg:y="5.001cm"/>
          <draw:glue-point draw:id="5" svg:x="-5cm" svg:y="-3.805cm"/>
          <draw:glue-point draw:id="6" svg:x="-2.593cm" svg:y="-4.85cm"/>
          <draw:glue-point draw:id="7" svg:x="1.287cm" svg:y="-5cm"/>
          <draw:glue-point draw:id="8" svg:x="-2.149cm" svg:y="-4.85cm"/>
          <draw:glue-point draw:id="9" svg:x="-5cm" svg:y="1.417cm"/>
          <draw:glue-point draw:id="10" svg:x="-5cm" svg:y="-1.268cm"/>
          <draw:glue-point draw:id="11" svg:x="0cm" svg:y="-2.549cm" draw:align="left" draw:escape-direction="left"/>
          <draw:glue-point draw:id="12" svg:x="-5cm" svg:y="4.104cm"/>
          <draw:glue-point draw:id="13" svg:x="-5cm" svg:y="0.97cm"/>
          <draw:glue-point draw:id="14" svg:x="-5cm" svg:y="4.253cm"/>
          <draw:glue-point draw:id="15" svg:x="-1.624cm" svg:y="-5.001cm"/>
          <draw:glue-point draw:id="16" svg:x="1.159cm" svg:y="-5.001cm"/>
          <draw:custom-shape draw:style-name="gr3" draw:text-style-name="P3" draw:layer="layout" svg:width="8.978cm" svg:height="6.6cm" svg:x="12.17cm" svg:y="6.54cm">
            <text:p text:style-name="P1"><text:span text:style-name="T2">ASTERISK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1.97cm" svg:height="6.545cm" svg:x="12.169cm" svg:y="6.563cm">
            <text:p text:style-name="P1">AMI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1.93cm" svg:height="6.551cm" svg:x="19.217cm" svg:y="6.563cm">
            <text:p text:style-name="P1">CLI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2.8cm" svg:height="1cm" svg:x="16.299cm" svg:y="6.544cm">
            <text:p text:style-name="P1">CONFIG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1" draw:text-style-name="P2" xml:id="id11" draw:id="id11" draw:layer="layout" svg:width="4.572cm" svg:height="1.27cm" svg:x="11.727cm" svg:y="4.029cm">
          <text:p text:style-name="P1"><text:span text:style-name="T1">xivo-agi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6" draw:id="id6" draw:layer="layout" svg:width="3.771cm" svg:height="1.27cm" svg:x="1.401cm" svg:y="8.329cm">
          <text:p text:style-name="P1"><text:span text:style-name="T1">xivo-call-log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0" draw:id="id10" draw:layer="layout" svg:width="4.6cm" svg:height="1.27cm" svg:x="14.5cm" svg:y="17.829cm">
          <text:p text:style-name="P1"><text:span text:style-name="T1">xivo-dir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lines" svg:x1="12.169cm" svg:y1="10.775cm" svg:x2="10.571cm" svg:y2="10.782cm" draw:start-shape="id1" draw:start-glue-point="9" draw:end-shape="id2" draw:end-glue-point="1" svg:d="m12169 10775h-501l-595 7h-502">
          <text:p/>
        </draw:connector>
        <draw:connector draw:style-name="gr6" draw:text-style-name="P1" draw:layer="layout" draw:type="lines" svg:x1="12.169cm" svg:y1="9.004cm" svg:x2="10.599cm" svg:y2="9.012cm" draw:start-shape="id1" draw:start-glue-point="10" draw:end-shape="id3" draw:end-glue-point="1" svg:d="m12169 9004h-501l-567 8h-502">
          <text:p/>
        </draw:connector>
        <draw:connector draw:style-name="gr7" draw:text-style-name="P1" draw:layer="layout" draw:type="lines" svg:x1="12.169cm" svg:y1="7.329cm" svg:x2="10.571cm" svg:y2="7.336cm" draw:start-shape="id1" draw:start-glue-point="5" draw:end-shape="id4" draw:end-glue-point="1" svg:d="m12169 7329h-501l-595 7h-502">
          <text:p/>
        </draw:connector>
        <draw:connector draw:style-name="gr7" draw:text-style-name="P1" draw:layer="layout" draw:type="lines" svg:x1="12.169cm" svg:y1="12.646cm" svg:x2="10.599cm" svg:y2="12.634cm" draw:start-shape="id1" draw:start-glue-point="14" draw:end-shape="id5" draw:end-glue-point="1" svg:d="m12169 12646h-501l-567-12h-502">
          <text:p/>
        </draw:connector>
        <draw:connector draw:style-name="gr8" draw:text-style-name="P1" draw:layer="layout" svg:x1="6.027cm" svg:y1="9.012cm" svg:x2="5.172cm" svg:y2="8.964cm" draw:start-shape="id3" draw:start-glue-point="3" draw:end-shape="id6" draw:end-glue-point="1" svg:d="m6027 9012h-427v-48h-428">
          <text:p/>
        </draw:connector>
        <draw:connector draw:style-name="gr9" draw:text-style-name="P1" draw:layer="layout" draw:type="lines" draw:line-skew="-4.298cm -4.298cm" svg:x1="5.999cm" svg:y1="7.336cm" svg:x2="6.001cm" svg:y2="10.501cm" draw:start-shape="id4" draw:start-glue-point="3" draw:end-shape="id2" draw:end-glue-point="7" svg:d="m5999 7336h-4799v3165h4801">
          <text:p/>
        </draw:connector>
        <draw:connector draw:style-name="gr10" draw:text-style-name="P1" draw:layer="layout" svg:x1="9.362cm" svg:y1="11.417cm" svg:x2="7.12cm" svg:y2="11.417cm" draw:start-shape="id2" draw:start-glue-point="4" draw:end-shape="id2" draw:end-glue-point="5" svg:d="m9362 11417v502h-2242v-502">
          <text:p/>
        </draw:connector>
        <draw:connector draw:style-name="gr11" draw:text-style-name="P1" draw:layer="layout" svg:x1="14.527cm" svg:y1="16.364cm" svg:x2="8.313cm" svg:y2="13.269cm" draw:start-shape="id7" draw:start-glue-point="3" draw:end-shape="id5" draw:end-glue-point="2" svg:d="m14527 16364h-6214v-3095">
          <text:p/>
        </draw:connector>
        <draw:connector draw:style-name="gr11" draw:text-style-name="P1" draw:layer="layout" draw:line-skew="1.949cm" svg:x1="16.813cm" svg:y1="15.729cm" svg:x2="24.885cm" svg:y2="10.469cm" draw:start-shape="id7" draw:start-glue-point="0" draw:end-shape="id8" draw:end-glue-point="2" svg:d="m16813 15729v-680h8072v-4580">
          <text:p/>
        </draw:connector>
        <draw:connector draw:style-name="gr11" draw:text-style-name="P1" draw:layer="layout" draw:line-skew="1.898cm" svg:x1="25.965cm" svg:y1="16.999cm" svg:x2="6.8cm" svg:y2="13.269cm" draw:start-shape="id9" draw:start-glue-point="2" draw:end-shape="id5" draw:end-glue-point="4" svg:d="m25965 16999v2400h-19165v-6130">
          <text:p/>
        </draw:connector>
        <draw:connector draw:style-name="gr11" draw:text-style-name="P1" draw:layer="layout" svg:x1="16.8cm" svg:y1="17.829cm" svg:x2="16.813cm" svg:y2="16.999cm" draw:start-shape="id10" draw:start-glue-point="0" draw:end-shape="id7" draw:end-glue-point="2" svg:d="m16800 17829v-414h13v-416">
          <text:p/>
        </draw:connector>
        <draw:connector draw:style-name="gr11" draw:text-style-name="P1" draw:layer="layout" svg:x1="23.679cm" svg:y1="16.364cm" svg:x2="19.099cm" svg:y2="16.364cm" draw:start-shape="id9" draw:start-glue-point="3" draw:end-shape="id7" draw:end-glue-point="1" svg:d="m23679 16364h-4580">
          <text:p/>
        </draw:connector>
        <draw:connector draw:style-name="gr11" draw:text-style-name="P1" draw:layer="layout" svg:x1="14.013cm" svg:y1="4.029cm" svg:x2="28.251cm" svg:y2="16.364cm" draw:start-shape="id11" draw:start-glue-point="0" draw:end-shape="id9" draw:end-glue-point="1" svg:d="m14013 4029v-501h14740v12836h-502">
          <text:p/>
        </draw:connector>
        <draw:connector draw:style-name="gr6" draw:text-style-name="P1" draw:layer="layout" svg:x1="19.213cm" svg:y1="5.269cm" svg:x2="17.698cm" svg:y2="6.54cm" draw:start-shape="id12" draw:start-glue-point="2" draw:end-shape="id1" draw:end-glue-point="16" svg:d="m19213 5269v636h-1515v635">
          <text:p/>
        </draw:connector>
        <draw:connector draw:style-name="gr6" draw:text-style-name="P1" draw:layer="layout" svg:x1="15.2cm" svg:y1="6.54cm" svg:x2="14.013cm" svg:y2="5.299cm" draw:start-shape="id1" draw:start-glue-point="15" draw:end-shape="id11" svg:d="m15200 6540v-620h-1187v-621">
          <text:p/>
        </draw:connector>
        <draw:connector draw:style-name="gr12" draw:text-style-name="P1" draw:layer="layout" svg:x1="11.727cm" svg:y1="4.664cm" svg:x2="8.285cm" svg:y2="6.701cm" draw:start-shape="id11" draw:start-glue-point="3" draw:end-shape="id4" draw:end-glue-point="0" svg:d="m11727 4664h-3442v2037">
          <text:p/>
        </draw:connector>
        <draw:connector draw:style-name="gr10" draw:text-style-name="P1" draw:layer="layout" draw:line-skew="-3.729cm" svg:x1="24.885cm" svg:y1="9.199cm" svg:x2="7.2cm" svg:y2="6.701cm" draw:start-shape="id8" draw:start-glue-point="0" draw:end-shape="id4" draw:end-glue-point="4" svg:d="m24885 9199v-6728h-17685v4230">
          <text:p/>
        </draw:connector>
        <draw:connector draw:style-name="gr6" draw:text-style-name="P1" draw:layer="layout" draw:type="lines" svg:x1="22.599cm" svg:y1="9.834cm" svg:x2="21.148cm" svg:y2="9.84cm" draw:start-shape="id8" draw:start-glue-point="3" draw:end-shape="id1" draw:end-glue-point="1" svg:d="m22599 9834h-501l-449 6h-501">
          <text:p/>
        </draw:connector>
        <draw:connector draw:style-name="gr11" draw:text-style-name="P1" draw:layer="layout" svg:x1="25.965cm" svg:y1="15.729cm" svg:x2="25.97cm" svg:y2="10.469cm" draw:start-shape="id9" draw:start-glue-point="0" draw:end-shape="id8" draw:end-glue-point="4" svg:d="m25965 15729v-2629h5v-2631">
          <text:p/>
        </draw:connector>
        <draw:connector draw:style-name="gr6" draw:text-style-name="P1" draw:layer="layout" draw:line-skew="2.481cm" svg:x1="23.4cm" svg:y1="10.469cm" svg:x2="5.999cm" svg:y2="11.198cm" draw:start-shape="id8" draw:start-glue-point="5" draw:end-shape="id2" draw:end-glue-point="6" svg:d="m23400 10469v3931h-17902v-3202h501">
          <text:p/>
        </draw:connector>
        <draw:custom-shape draw:style-name="gr13" draw:text-style-name="P5" draw:layer="layout" svg:width="3.1cm" svg:height="2.09cm" svg:x="24.999cm" svg:y="19.699cm">
          <text:p text:style-name="P4"><text:span text:style-name="T3">BUS</text:span></text:p>
          <text:p text:style-name="P4"><text:span text:style-name="T4">HTTP</text:span></text:p>
          <text:p text:style-name="P4"><text:span text:style-name="T5">OTHER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1" draw:text-style-name="P1" draw:layer="layout" draw:line-skew="-0.798cm" svg:x1="5.999cm" svg:y1="10.782cm" svg:x2="14.5cm" svg:y2="18.464cm" draw:start-shape="id2" draw:start-glue-point="3" draw:end-shape="id10" draw:end-glue-point="3" svg:d="m5999 10782h-1299v7682h98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C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0c0c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ff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30.48cm" fo:page-height="24.1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richard </meta:initial-creator>
    <meta:creation-date>2014-04-14T10:40:13</meta:creation-date>
    <dc:date>2015-03-02T09:07:27</dc:date>
    <meta:editing-duration>PT16H11M39S</meta:editing-duration>
    <meta:editing-cycles>10</meta:editing-cycles>
    <meta:generator>LibreOffice/3.5$Linux_X86_64 LibreOffice_project/350m1$Build-2</meta:generator>
    <dc:creator>seb </dc:creator>
    <meta:document-statistic meta:object-count="38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Blue" draw:color="#000080"/>
  <draw:color draw:name="Green" draw:color="#008000"/>
  <draw:color draw:name="Turquoise" draw:color="#008080"/>
  <draw:color draw:name="Red" draw:color="#800000"/>
  <draw:color draw:name="Magenta" draw:color="#800080"/>
  <draw:color draw:name="Brown" draw:color="#808000"/>
  <draw:color draw:name="Gray" draw:color="#808080"/>
  <draw:color draw:name="Light gray" draw:color="#c0c0c0"/>
  <draw:color draw:name="Light blue" draw:color="#0000ff"/>
  <draw:color draw:name="Light green" draw:color="#00ff00"/>
  <draw:color draw:name="Light cyan" draw:color="#00ffff"/>
  <draw:color draw:name="Light red" draw:color="#ff0000"/>
  <draw:color draw:name="Light magenta" draw:color="#ff00ff"/>
  <draw:color draw:name="Yellow" draw:color="#ffff00"/>
  <draw:color draw:name="White" draw:color="#ffffff"/>
  <draw:color draw:name="Gray 80%" draw:color="#333333"/>
  <draw:color draw:name="Gray 70%" draw:color="#4c4c4c"/>
  <draw:color draw:name="Gray 60%" draw:color="#666666"/>
  <draw:color draw:name="Gray 40%" draw:color="#999999"/>
  <draw:color draw:name="Gray 30%" draw:color="#b3b3b3"/>
  <draw:color draw:name="Gray 20%" draw:color="#cccccc"/>
  <draw:color draw:name="Gray 10%" draw:color="#e6e6e6"/>
  <draw:color draw:name="Blue gray" draw:color="#e6e6ff"/>
  <draw:color draw:name="Red 1" draw:color="#ff3366"/>
  <draw:color draw:name="Red 2" draw:color="#dc2300"/>
  <draw:color draw:name="Red 3" draw:color="#b84700"/>
  <draw:color draw:name="Red 4" draw:color="#ff3333"/>
  <draw:color draw:name="Red 5" draw:color="#eb613d"/>
  <draw:color draw:name="Red 6" draw:color="#b84747"/>
  <draw:color draw:name="Red 7" draw:color="#b80047"/>
  <draw:color draw:name="Red 8" draw:color="#99284c"/>
  <draw:color draw:name="Magenta 1" draw:color="#94006b"/>
  <draw:color draw:name="Magenta 2" draw:color="#94476b"/>
  <draw:color draw:name="Magenta 3" draw:color="#944794"/>
  <draw:color draw:name="Magenta 4" draw:color="#9966cc"/>
  <draw:color draw:name="Magenta 5" draw:color="#6b4794"/>
  <draw:color draw:name="Magenta 6" draw:color="#6b2394"/>
  <draw:color draw:name="Magenta 7" draw:color="#6b0094"/>
  <draw:color draw:name="Magenta 8" draw:color="#5e11a6"/>
  <draw:color draw:name="Blue 1" draw:color="#280099"/>
  <draw:color draw:name="Blue 2" draw:color="#4700b8"/>
  <draw:color draw:name="Blue 3" draw:color="#2300dc"/>
  <draw:color draw:name="Blue 4" draw:color="#2323dc"/>
  <draw:color draw:name="Blue 5" draw:color="#0047ff"/>
  <draw:color draw:name="Blue 6" draw:color="#0099ff"/>
  <draw:color draw:name="Blue 7" draw:color="#00b8ff"/>
  <draw:color draw:name="Blue 8" draw:color="#99ccff"/>
  <draw:color draw:name="Blue 9" draw:color="#cfe7f5"/>
  <draw:color draw:name="Turquoise 1" draw:color="#00dcff"/>
  <draw:color draw:name="Turquoise 2" draw:color="#00cccc"/>
  <draw:color draw:name="Turquoise 3" draw:color="#23b8dc"/>
  <draw:color draw:name="Turquoise 4" draw:color="#47b8b8"/>
  <draw:color draw:name="Turquoise 5" draw:color="#33a3a3"/>
  <draw:color draw:name="Turquoise 6" draw:color="#198a8a"/>
  <draw:color draw:name="Turquoise 7" draw:color="#006b6b"/>
  <draw:color draw:name="Turquoise 8" draw:color="#004a4a"/>
  <draw:color draw:name="Green 1" draw:color="#355e00"/>
  <draw:color draw:name="Green 2" draw:color="#5c8526"/>
  <draw:color draw:name="Green 3" draw:color="#7da647"/>
  <draw:color draw:name="Green 4" draw:color="#94bd5e"/>
  <draw:color draw:name="Green 5" draw:color="#00ae00"/>
  <draw:color draw:name="Green 6" draw:color="#33cc66"/>
  <draw:color draw:name="Green 7" draw:color="#3deb3d"/>
  <draw:color draw:name="Green 8" draw:color="#23ff23"/>
  <draw:color draw:name="Yellow 1" draw:color="#e6ff00"/>
  <draw:color draw:name="Yellow 2" draw:color="#ffff99"/>
  <draw:color draw:name="Yellow 3" draw:color="#ffff66"/>
  <draw:color draw:name="Yellow 4" draw:color="#e6e64c"/>
  <draw:color draw:name="Yellow 5" draw:color="#cccc00"/>
  <draw:color draw:name="Yellow 6" draw:color="#b3b300"/>
  <draw:color draw:name="Yellow 7" draw:color="#808019"/>
  <draw:color draw:name="Yellow 8" draw:color="#666600"/>
  <draw:color draw:name="Brown 1" draw:color="#4c1900"/>
  <draw:color draw:name="Brown 2" draw:color="#663300"/>
  <draw:color draw:name="Brown 3" draw:color="#804c19"/>
  <draw:color draw:name="Brown 4" draw:color="#996633"/>
  <draw:color draw:name="Orange 1" draw:color="#cc6633"/>
  <draw:color draw:name="Orange 2" draw:color="#ff6633"/>
  <draw:color draw:name="Orange 3" draw:color="#ff9966"/>
  <draw:color draw:name="Orange 4" draw:color="#ffcc99"/>
  <draw:color draw:name="Violet" draw:color="#9999ff"/>
  <draw:color draw:name="Bordeaux" draw:color="#993366"/>
  <draw:color draw:name="Pale yellow" draw:color="#ffffcc"/>
  <draw:color draw:name="Pale green" draw:color="#ccffff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xivo" draw:color="#ef7623"/>
</ooo:color-table>
</file>